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Pictures/100000000000010000000100AB2ECD6D.jpg" manifest:media-type=""/>
  <manifest:file-entry manifest:full-path="Pictures/10000000000002580000018C94F93C0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17cm" fo:min-width="14.887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71cm" svg:height="2.819cm" svg:x="15.017cm" svg:y="15.481cm">
          <draw:image xlink:href="Pictures/10000000000002580000018C94F93C06.jpg" xlink:type="simple" xlink:show="embed" xlink:actuate="onLoad">
            <text:p/>
          </draw:image>
        </draw:frame>
        <draw:frame draw:style-name="gr2" draw:text-style-name="P2" draw:layer="layout" svg:width="18.489cm" svg:height="10.667cm" svg:x="1.627cm" svg:y="1.609cm">
          <draw:text-box>
            <text:p text:style-name="P1"><text:span text:style-name="T1">Knock, Knock.</text:span></text:p>
            <text:p text:style-name="P1"><text:span text:style-name="T1">Who's there?</text:span></text:p>
            <text:p text:style-name="P1"><text:span text:style-name="T1">Climate change!</text:span></text:p>
          </draw:text-box>
        </draw:frame>
        <draw:g>
          <draw:frame draw:style-name="gr1" draw:text-style-name="P1" draw:layer="layout" svg:width="3.68cm" svg:height="3.679cm" svg:x="2.831cm" svg:y="15.015cm">
            <draw:image xlink:href="Pictures/100000000000010000000100AB2ECD6D.jpg" xlink:type="simple" xlink:show="embed" xlink:actuate="onLoad">
              <text:p/>
            </draw:image>
          </draw:frame>
          <draw:custom-shape draw:style-name="gr3" draw:text-style-name="P1" draw:layer="layout" svg:width="5.28cm" svg:height="5.28cm" svg:x="1.992cm" svg:y="1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081cm" svg:y1="14.982cm" svg:x2="6.712cm" svg:y2="18.575cm">
            <text:p/>
          </draw:line>
        </draw:g>
        <draw:frame draw:style-name="gr5" draw:text-style-name="P3" draw:layer="layout" svg:width="17.52cm" svg:height="2.935cm" svg:x="1.76cm" svg:y="21.802cm">
          <draw:text-box>
            <text:p text:style-name="P1"><text:span text:style-name="T2">Take these three actions and</text:span></text:p>
            <text:p text:style-name="P1"><text:span text:style-name="T2">you CAN reverse climate change.</text:span></text:p>
          </draw:text-box>
        </draw:frame>
        <draw:g>
          <draw:frame draw:style-name="gr1" draw:text-style-name="P1" draw:layer="layout" svg:width="4.292cm" svg:height="4.291cm" svg:x="9.049cm" svg:y="14.861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1" draw:layer="layout" svg:width="5.267cm" svg:height="5.267cm" svg:x="8.293cm" svg:y="1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38cm" svg:y1="14.981cm" svg:x2="13.002cm" svg:y2="18.566cm">
            <text:p/>
          </draw:line>
        </draw:g>
        <draw:custom-shape draw:style-name="gr3" draw:text-style-name="P1" draw:layer="layout" svg:width="5.267cm" svg:height="5.267cm" svg:x="14.494cm" svg:y="1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581cm" svg:y1="14.982cm" svg:x2="19.203cm" svg:y2="18.5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7T14:11:40</dc:date>
    <dc:creator>Sam Christy</dc:creator>
    <meta:editing-duration>PT1H14M32S</meta:editing-duration>
    <meta:editing-cycles>29</meta:editing-cycles>
    <meta:generator>LibreOffice/3.6$Linux_x86 LibreOffice_project/360m1$Build-2</meta:generator>
    <meta:document-statistic meta:object-count="13"/>
  </office:meta>
</office:document-meta>
</file>